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253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83cm" fo:min-width="0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74cm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 draw:auto-grow-height="false" fo:min-height="0.964cm" fo:min-width="0.092cm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style:style style:name="T9" style:family="text">
      <style:text-properties fo:font-size="8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</text:span><text:span text:style-name="T2">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t</text:span><text:span text:style-name="T3">e</text:span><text:span text:style-name="T3">n</text:span><text:span text:style-name="T3">s</text:span><text:span text:style-name="T3">o</text:span><text:span text:style-name="T3">r</text:span><text:span text:style-name="T3"> </text:span><text:span text:style-name="T3">(</text:span><text:span text:style-name="T3">F</text:span><text:span text:style-name="T3"> </text:span><text:span text:style-name="T3">x</text:span><text:span text:style-name="T3"> </text:span><text:span text:style-name="T3">T</text:span><text:span text:style-name="T3"> </text:span><text:span text:style-name="T3">x</text:span><text:span text:style-name="T3"> </text:span><text:span text:style-name="T3">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</text:span><text:span text:style-name="T3">Conv </text:span><text:span text:style-name="T3">(</text:span><text:span text:style-name="T4">A = </text:span><text:span text:style-name="T4">50</text:span><text:span text:style-name="T3">)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</text:span><text:span text:style-name="T3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</text:span><text:span text:style-name="T3">1 </text:span><text:span text:style-name="T3">Co</text:span><text:span text:style-name="T3">nv </text:span><text:span text:style-name="T3">(60</text:span><text:span text:style-name="T3">)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</text:span><text:span text:style-name="T3">ch</text:span><text:span text:style-name="T3">No</text:span><text:span text:style-name="T3">rm</text:span><text:span text:style-name="T3">aliz</text:span><text:span text:style-name="T3">ati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</text:span><text:span text:style-name="T3">(</text:span><text:span text:style-name="T4">E </text:span><text:span text:style-name="T4">= </text:span><text:span text:style-name="T4">64</text:span><text:span text:style-name="T3">)</text:span><text:span text:style-name="T3">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.775cm" svg:height="0.314cm" svg:x="6.831cm" svg:y="1.464cm">
          <draw:text-box>
            <text:p text:style-name="P10"><text:span text:style-name="T5">C</text:span><text:span text:style-name="T5">N</text:span><text:span text:style-name="T5">N-</text:span><text:span text:style-name="T5">re</text:span><text:span text:style-name="T5">gr</text:span><text:span text:style-name="T5">es</text:span><text:span text:style-name="T5">si</text:span><text:span text:style-name="T5">on </text:span><text:span text:style-name="T5">m</text:span><text:span text:style-name="T5">od</text:span><text:span text:style-name="T5">el</text:span></text:p>
          </draw:text-box>
        </draw:frame>
        <draw:frame draw:style-name="gr9" draw:text-style-name="P12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3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3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3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  <draw:frame draw:style-name="gr13" draw:text-style-name="P14" draw:layer="layout" svg:width="1.253cm" svg:height="0.627cm" svg:x="4.972cm" svg:y="5.16cm">
          <draw:text-box>
            <text:p><text:span text:style-name="T9">Feature</text:span></text:p>
            <text:p><text:span text:style-name="T9">extraction</text:span></text:p>
          </draw:text-box>
        </draw:frame>
        <draw:custom-shape draw:style-name="gr14" draw:text-style-name="P5" draw:layer="layout" svg:width="0.381cm" svg:height="2.984cm" svg:x="6.182cm" svg:y="3.9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4" draw:layer="layout" svg:width="1.774cm" svg:height="0.627cm" svg:x="10.293cm" svg:y="2.722cm">
          <draw:text-box>
            <text:p><text:span text:style-name="T9">c) </text:span><text:span text:style-name="T9">Re</text:span><text:span text:style-name="T9">gr</text:span><text:span text:style-name="T9">es</text:span><text:span text:style-name="T9">si</text:span><text:span text:style-name="T9">on</text:span></text:p>
            <text:p><text:span text:style-name="T9">fu</text:span><text:span text:style-name="T9">nc</text:span><text:span text:style-name="T9">tio</text:span><text:span text:style-name="T9">n</text:span></text:p>
          </draw:text-box>
        </draw:frame>
        <draw:custom-shape draw:style-name="gr16" draw:text-style-name="P5" draw:layer="layout" svg:width="0.254cm" svg:height="1.016cm" svg:x="9.854cm" svg:y="2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1:54:26.122882976</dc:date>
    <meta:editing-duration>PT5H45M4S</meta:editing-duration>
    <meta:editing-cycles>99</meta:editing-cycles>
    <meta:document-statistic meta:object-count="28"/>
  </office:meta>
</office:document-meta>
</file>